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3">
      <loext:graphic-properties draw:fill="none"/>
      <style:paragraph-properties fo:margin-left="0.9366in" fo:margin-right="0in" fo:margin-top="0in" fo:margin-bottom="0.0972in" loext:contextual-spacing="false" fo:line-height="120%" fo:text-align="start" style:justify-single-word="false" fo:orphans="2" fo:widows="2" fo:text-indent="-0.4366in" style:auto-text-indent="false" fo:background-color="transparent" style:writing-mode="lr-tb"/>
    </style:style>
    <style:style style:name="P2" style:family="paragraph" style:parent-style-name="Text_20_body" style:list-style-name="L3">
      <loext:graphic-properties draw:fill="none"/>
      <style:paragraph-properties fo:margin-left="0.9366in" fo:margin-right="0in" fo:margin-top="0in" fo:margin-bottom="0.0972in" loext:contextual-spacing="false" fo:line-height="120%" fo:text-align="start" style:justify-single-word="false" fo:orphans="2" fo:widows="2" fo:text-indent="-0.4366in" style:auto-text-indent="false" fo:background-color="transparent" style:writing-mode="lr-tb"/>
      <style:text-properties officeooo:paragraph-rsid="00010837"/>
    </style:style>
    <style:style style:name="P3" style:family="paragraph" style:parent-style-name="Text_20_body">
      <loext:graphic-properties draw:fill="none"/>
      <style:paragraph-properties fo:margin-left="0.9366in" fo:margin-right="0in" fo:margin-top="0in" fo:margin-bottom="0.0972in" loext:contextual-spacing="false" fo:line-height="120%" fo:text-align="start" style:justify-single-word="false" fo:orphans="2" fo:widows="2" fo:text-indent="-0.4366in" style:auto-text-indent="false" fo:background-color="transparent" style:writing-mode="lr-tb"/>
    </style:style>
    <style:style style:name="P4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start" style:justify-single-word="false" fo:orphans="2" fo:widows="2" fo:text-indent="0in" style:auto-text-indent="false" fo:background-color="transparent" style:writing-mode="lr-tb"/>
      <style:text-properties officeooo:paragraph-rsid="00010837"/>
    </style:style>
    <style:style style:name="P5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start" style:justify-single-word="false" fo:orphans="2" fo:widows="2" fo:text-indent="0in" style:auto-text-indent="false" fo:background-color="transparent" style:writing-mode="lr-tb"/>
    </style:style>
    <style:style style:name="P6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start" style:justify-single-word="false" fo:orphans="2" fo:widows="2" fo:text-indent="0in" style:auto-text-indent="false" fo:background-color="transparent" style:writing-mode="lr-tb"/>
      <style:text-properties officeooo:rsid="000116a8" officeooo:paragraph-rsid="000116a8"/>
    </style:style>
    <style:style style:name="P7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10837"/>
    </style:style>
    <style:style style:name="T1" style:family="text">
      <style:text-properties fo:font-variant="normal" fo:text-transform="none" fo:color="#343a40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343a40" style:font-name="apple-system" fo:font-size="11.2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343a40" style:font-name="apple-system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variant="normal" fo:text-transform="none" fo:color="#343a40" style:font-name="apple-system" fo:font-size="11.25pt" fo:letter-spacing="normal" fo:font-style="normal" style:text-underline-style="none" fo:font-weight="bold" style:font-weight-asian="bold" style:font-weight-complex="bold"/>
    </style:style>
    <style:style style:name="T5" style:family="text">
      <style:text-properties fo:font-variant="normal" fo:text-transform="none" fo:color="#343a40" style:font-name="apple-system" fo:font-size="11.25pt" fo:letter-spacing="normal"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425in" fo:text-indent="-0.25in" fo:margin-left="0.9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925in" fo:text-indent="-0.25in" fo:margin-left="1.1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425in" fo:text-indent="-0.25in" fo:margin-left="1.4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925in" fo:text-indent="-0.25in" fo:margin-left="1.6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425in" fo:text-indent="-0.25in" fo:margin-left="1.9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925in" fo:text-indent="-0.25in" fo:margin-left="2.1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425in" fo:text-indent="-0.25in" fo:margin-left="2.4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925in" fo:text-indent="-0.25in" fo:margin-left="2.6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425in" fo:text-indent="-0.25in" fo:margin-left="2.9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925in" fo:text-indent="-0.25in" fo:margin-left="3.19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25in" fo:text-indent="-0.25in" fo:margin-left="0.9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25in" fo:text-indent="-0.25in" fo:margin-left="1.1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25in" fo:text-indent="-0.25in" fo:margin-left="1.4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25in" fo:text-indent="-0.25in" fo:margin-left="1.6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25in" fo:text-indent="-0.25in" fo:margin-left="1.9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25in" fo:text-indent="-0.25in" fo:margin-left="2.1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25in" fo:text-indent="-0.25in" fo:margin-left="2.4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25in" fo:text-indent="-0.25in" fo:margin-left="2.6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25in" fo:text-indent="-0.25in" fo:margin-left="2.9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25in" fo:text-indent="-0.25in" fo:margin-left="3.19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/></text:p>
      <text:p text:style-name="P4"><text:span text:style-name="T1"/></text:p>
      <text:p text:style-name="P4"><text:span text:style-name="T1"/></text:p>
      <text:list xml:id="list4204480377" text:style-name="L3">
        <text:list-item>
          <text:p text:style-name="P1"><text:span text:style-name="T1">Analyze best case and worst case time complexities of </text:span><text:span text:style-name="T2">insertion sort</text:span><text:span text:style-name="T1">. </text:span></text:p>
          <text:p text:style-name="P2"><text:span text:style-name="T1"/></text:p>
        </text:list-item>
        <text:list-item>
          <text:p text:style-name="P2"><text:bookmark text:name="yui_3_17_2_1_1593331886961_40"/><text:bookmark text:name="yui_3_17_2_1_1593331886961_39"/><text:span text:style-name="T1">Write the recurrence equations for best case and worst case of </text:span><text:span text:style-name="T2">quick sort</text:span><text:span text:style-name="T1"> and solve them.<text:line-break/></text:span></text:p>
          <text:list>
            <text:list-header>
              <text:p text:style-name="P2"><text:span text:style-name="T5">Hint</text:span><text:span text:style-name="T1">: In the best case, the partition() always picks the middle element as pivot, resulting in two subproblems, each of size no more than n/2. In the worst case, the list already is ordered but in reverse order (this produces one subproblem with n - 1 elements and one with 0 element). </text:span></text:p>
            </text:list-header>
          </text:list>
          <text:p text:style-name="P1"><text:span text:style-name="T1"/></text:p>
        </text:list-item>
        <text:list-item>
          <text:p text:style-name="P1"><text:span text:style-name="T1">Prove the correctness of </text:span><text:span text:style-name="T2">merge sort</text:span><text:span text:style-name="T1"> algorithm. You will have to prove the correctness of merge algorithm using loop invariants, and that of recursive merge sort algorithm using proof by induction.</text:span></text:p>
        </text:list-item>
      </text:list>
      <text:p text:style-name="P3"><text:span text:style-name="T1"/></text:p>
      <text:p text:style-name="P5"><text:span text:style-name="T1"/></text:p>
      <text:p text:style-name="P6"><text:span text:style-name="T1">Submission link:</text:span></text:p>
      <text:p text:style-name="P6"><text:a xlink:type="simple" xlink:href="https://kusoe.edu.np/kulms/mod/assign/view.php?id=302" text:style-name="Internet_20_link" text:visited-style-name="Visited_20_Internet_20_Link"><text:span text:style-name="T1">https://kusoe.edu.np/kulms/mod/assign/view.php?id=302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3.6.2$Linux_X86_64 LibreOffice_project/30$Build-2</meta:generator>
    <dc:date>2020-06-28T14:08:50.043628548</dc:date>
    <meta:editing-duration>PT2M35S</meta:editing-duration>
    <meta:editing-cycles>2</meta:editing-cycles>
    <meta:document-statistic meta:table-count="0" meta:image-count="0" meta:object-count="0" meta:page-count="1" meta:paragraph-count="6" meta:word-count="116" meta:character-count="717" meta:non-whitespace-character-count="607"/>
  </office:meta>
</office:document-meta>
</file>